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ny" style:master-page-name="MP0" style:family="paragraph">
      <style:paragraph-properties fo:break-before="page" style:page-number="1"/>
    </style:style>
    <style:style style:name="T2" style:parent-style-name="Domyślnaczcionkaakapitu" style:family="text">
      <style:text-properties fo:font-size="17pt" style:font-size-asian="17pt" style:font-size-complex="17pt"/>
    </style:style>
    <style:style style:name="T3" style:parent-style-name="Domyślnaczcionkaakapitu" style:family="text">
      <style:text-properties fo:font-size="17pt" style:font-size-asian="17pt" style:font-size-complex="17pt"/>
    </style:style>
    <style:style style:name="T4" style:parent-style-name="Domyślnaczcionkaakapitu" style:family="text">
      <style:text-properties fo:font-size="17pt" style:font-size-asian="17pt" style:font-size-complex="17pt"/>
    </style:style>
    <style:style style:name="T5" style:parent-style-name="rynqvb" style:family="text">
      <style:text-properties fo:font-size="17pt" style:font-size-asian="17pt" style:font-size-complex="17pt" fo:language="de" fo:country="DE"/>
    </style:style>
    <style:style style:name="P6" style:parent-style-name="Normalny" style:family="paragraph">
      <style:text-properties fo:font-size="17pt" style:font-size-asian="17pt" style:font-size-complex="17pt"/>
    </style:style>
    <style:style style:name="P7" style:parent-style-name="Normalny" style:family="paragraph">
      <style:text-properties fo:font-size="17pt" style:font-size-asian="17pt" style:font-size-complex="17pt"/>
    </style:style>
    <style:style style:name="P8" style:parent-style-name="Normalny" style:family="paragraph">
      <style:text-properties fo:font-size="17pt" style:font-size-asian="17pt" style:font-size-complex="17pt"/>
    </style:style>
    <style:style style:name="P9" style:parent-style-name="Normalny" style:family="paragraph">
      <style:text-properties fo:font-size="17pt" style:font-size-asian="17pt" style:font-size-complex="17pt"/>
    </style:style>
    <style:style style:name="P10" style:parent-style-name="Normalny" style:family="paragraph">
      <style:text-properties fo:font-size="17pt" style:font-size-asian="17pt" style:font-size-complex="17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size="12pt" style:font-size-asian="12pt" style:font-size-complex="12pt"/>
    </style:style>
    <style:style style:name="P14" style:parent-style-name="Normalny" style:family="paragraph">
      <style:text-properties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text-properties fo:font-size="12pt" style:font-size-asian="12pt" style:font-size-complex="12pt"/>
    </style:style>
    <style:style style:name="P17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8" style:parent-style-name="Normalny" style:family="paragraph">
      <style:text-properties fo:font-size="17pt" style:font-size-asian="17pt" style:font-size-complex="17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size="12pt" style:font-size-asian="12pt" style:font-size-complex="12pt"/>
    </style:style>
    <style:style style:name="P22" style:parent-style-name="Normalny" style:family="paragraph">
      <style:text-properties fo:font-size="17pt" style:font-size-asian="17pt" style:font-size-complex="17pt"/>
    </style:style>
    <style:style style:name="P23" style:parent-style-name="Normalny" style:family="paragraph">
      <style:text-properties fo:font-size="17pt" style:font-size-asian="17pt" style:font-size-complex="17pt"/>
    </style:style>
    <style:style style:name="P24" style:parent-style-name="Normalny" style:family="paragraph">
      <style:text-properties fo:font-size="12pt" style:font-size-asian="12pt" style:font-size-complex="12pt"/>
    </style:style>
    <style:style style:name="P25" style:parent-style-name="Normalny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" style:parent-style-name="Normalny" style:family="paragraph">
      <style:text-properties fo:font-size="17pt" style:font-size-asian="17pt" style:font-size-complex="17pt"/>
    </style:style>
    <style:style style:name="P27" style:parent-style-name="Normalny" style:family="paragraph"/>
    <style:style style:name="T28" style:parent-style-name="Domyślnaczcionkaakapitu" style:family="text">
      <style:text-properties fo:font-size="12pt" style:font-size-asian="12pt" style:font-size-complex="12pt"/>
    </style:style>
    <style:style style:name="P29" style:parent-style-name="Normalny" style:family="paragraph">
      <style:text-properties fo:font-size="12pt" style:font-size-asian="12pt" style:font-size-complex="12pt"/>
    </style:style>
    <style:style style:name="P30" style:parent-style-name="Normalny" style:family="paragraph">
      <style:text-properties fo:font-size="12pt" style:font-size-asian="12pt" style:font-size-complex="12pt"/>
    </style:style>
    <style:style style:name="P31" style:parent-style-name="Normalny" style:family="paragraph">
      <style:text-properties fo:font-size="12pt" style:font-size-asian="12pt" style:font-size-complex="12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Normalny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4" style:parent-style-name="Normalny" style:family="paragraph">
      <style:text-properties fo:font-size="17pt" style:font-size-asian="17pt" style:font-size-complex="17pt"/>
    </style:style>
    <style:style style:name="P35" style:parent-style-name="Normalny" style:family="paragraph">
      <style:text-properties fo:font-size="12pt" style:font-size-asian="12pt" style:font-size-complex="12pt"/>
    </style:style>
    <style:style style:name="P36" style:parent-style-name="Normalny" style:family="paragraph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P38" style:parent-style-name="Normalny" style:family="paragraph">
      <style:text-properties fo:font-size="12pt" style:font-size-asian="12pt" style:font-size-complex="12pt"/>
    </style:style>
    <style:style style:name="P39" style:parent-style-name="Normalny" style:family="paragraph">
      <style:text-properties fo:font-size="12pt" style:font-size-asian="12pt" style:font-size-complex="12pt"/>
    </style:style>
    <style:style style:name="P40" style:parent-style-name="Normalny" style:family="paragraph">
      <style:text-properties fo:font-size="12pt" style:font-size-asian="12pt" style:font-size-complex="12pt"/>
    </style:style>
    <style:style style:name="P41" style:parent-style-name="Normalny" style:family="paragraph">
      <style:text-properties fo:font-size="12pt" style:font-size-asian="12pt" style:font-size-complex="12pt"/>
    </style:style>
    <style:style style:name="P42" style:parent-style-name="Normalny" style:family="paragraph">
      <style:text-properties fo:font-size="17pt" style:font-size-asian="17pt" style:font-size-complex="17pt"/>
    </style:style>
    <style:style style:name="P43" style:parent-style-name="Normalny" style:family="paragraph">
      <style:text-properties fo:font-size="17pt" style:font-size-asian="17pt" style:font-size-complex="17pt"/>
    </style:style>
    <style:style style:name="P44" style:parent-style-name="Normalny" style:family="paragraph">
      <style:text-properties fo:font-size="12pt" style:font-size-asian="12pt" style:font-size-complex="12pt"/>
    </style:style>
    <style:style style:name="P45" style:parent-style-name="Normalny" style:family="paragraph">
      <style:text-properties fo:font-size="12pt" style:font-size-asian="12pt" style:font-size-complex="12pt"/>
    </style:style>
    <style:style style:name="T46" style:parent-style-name="Domyślnaczcionkaakapitu" style:family="text">
      <style:text-properties fo:font-size="12pt" style:font-size-asian="12pt" style:font-size-complex="12pt" fo:language="pl" fo:country="PL"/>
    </style:style>
    <style:style style:name="T47" style:parent-style-name="Domyślnaczcionkaakapitu" style:family="text">
      <style:text-properties fo:font-size="12pt" style:font-size-asian="12pt" style:font-size-complex="12pt" fo:language="pl" fo:country="PL"/>
    </style:style>
    <style:style style:name="T48" style:parent-style-name="Domyślnaczcionkaakapitu" style:family="text">
      <style:text-properties fo:font-size="12pt" style:font-size-asian="12pt" style:font-size-complex="12pt" fo:language="pl" fo:country="PL"/>
    </style:style>
    <style:style style:name="P49" style:parent-style-name="Normalny" style:family="paragraph">
      <style:text-properties fo:font-size="17pt" style:font-size-asian="17pt" style:font-size-complex="17pt" fo:language="pl" fo:country="PL"/>
    </style:style>
    <style:style style:name="P50" style:parent-style-name="Normalny" style:family="paragraph">
      <style:text-properties fo:font-size="17pt" style:font-size-asian="17pt" style:font-size-complex="17pt"/>
    </style:style>
    <style:style style:name="P51" style:parent-style-name="Normalny" style:family="paragraph">
      <style:text-properties fo:font-size="17pt" style:font-size-asian="17pt" style:font-size-complex="17pt"/>
    </style:style>
    <style:style style:name="P52" style:parent-style-name="Normalny" style:family="paragraph">
      <style:text-properties fo:font-size="17pt" style:font-size-asian="17pt" style:font-size-complex="17pt"/>
    </style:style>
    <style:style style:name="P53" style:parent-style-name="Normalny" style:family="paragraph">
      <style:text-properties fo:font-size="12pt" style:font-size-asian="12pt" style:font-size-complex="12pt"/>
    </style:style>
    <style:style style:name="P54" style:parent-style-name="Normalny" style:family="paragraph">
      <style:text-properties fo:font-size="12pt" style:font-size-asian="12pt" style:font-size-complex="12pt"/>
    </style:style>
    <style:style style:name="P55" style:parent-style-name="Normalny" style:family="paragraph">
      <style:text-properties fo:font-size="12pt" style:font-size-asian="12pt" style:font-size-complex="12pt"/>
    </style:style>
    <style:style style:name="P56" style:parent-style-name="Normalny" style:family="paragraph">
      <style:text-properties fo:font-size="12pt" style:font-size-asian="12pt" style:font-size-complex="12pt"/>
    </style:style>
    <style:style style:name="P57" style:parent-style-name="Normalny" style:family="paragraph">
      <style:text-properties fo:font-size="12pt" style:font-size-asian="12pt" style:font-size-complex="12pt"/>
    </style:style>
    <style:style style:name="P58" style:parent-style-name="Normalny" style:family="paragraph">
      <style:text-properties fo:font-size="12pt" style:font-size-asian="12pt" style:font-size-complex="12pt"/>
    </style:style>
    <style:style style:name="P59" style:parent-style-name="Normalny" style:family="paragraph">
      <style:text-properties fo:font-size="17pt" style:font-size-asian="17pt" style:font-size-complex="17pt"/>
    </style:style>
    <style:style style:name="P60" style:parent-style-name="Normalny" style:family="paragraph">
      <style:text-properties fo:font-size="17pt" style:font-size-asian="17pt" style:font-size-complex="17pt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Normalny" style:family="paragraph">
      <style:text-properties fo:font-size="12pt" style:font-size-asian="12pt" style:font-size-complex="12pt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Normalny" style:family="paragraph">
      <style:text-properties fo:font-size="12pt" style:font-size-asian="12pt" style:font-size-complex="12pt"/>
    </style:style>
    <style:style style:name="P65" style:parent-style-name="Normalny" style:family="paragraph">
      <style:text-properties fo:font-size="17pt" style:font-size-asian="17pt" style:font-size-complex="17pt"/>
    </style:style>
    <style:style style:name="P66" style:parent-style-name="Normalny" style:family="paragraph">
      <style:text-properties fo:font-size="17pt" style:font-size-asian="17pt" style:font-size-complex="17pt"/>
    </style:style>
    <style:style style:name="P67" style:parent-style-name="Normalny" style:family="paragraph">
      <style:text-properties fo:font-size="12pt" style:font-size-asian="12pt" style:font-size-complex="12pt"/>
    </style:style>
    <style:style style:name="P68" style:parent-style-name="Normalny" style:family="paragraph">
      <style:text-properties fo:font-size="12pt" style:font-size-asian="12pt" style:font-size-complex="12pt"/>
    </style:style>
    <style:style style:name="P69" style:parent-style-name="Normalny" style:family="paragraph">
      <style:text-properties fo:font-size="12pt" style:font-size-asian="12pt" style:font-size-complex="12pt"/>
    </style:style>
    <style:style style:name="P70" style:parent-style-name="Normalny" style:family="paragraph">
      <style:text-properties fo:font-size="12pt" style:font-size-asian="12pt" style:font-size-complex="12pt"/>
    </style:style>
    <style:style style:name="P71" style:parent-style-name="Normalny" style:family="paragraph">
      <style:text-properties fo:font-size="12pt" style:font-size-asian="12pt" style:font-size-complex="12pt"/>
    </style:style>
    <style:style style:name="P72" style:parent-style-name="Normalny" style:family="paragraph">
      <style:text-properties fo:font-size="12pt" style:font-size-asian="12pt" style:font-size-complex="12pt"/>
    </style:style>
    <style:style style:name="T73" style:parent-style-name="Domyślnaczcionkaakapitu" style:family="text">
      <style:text-properties fo:font-size="12pt" style:font-size-asian="12pt" style:font-size-complex="12pt"/>
    </style:style>
    <style:style style:name="P74" style:parent-style-name="Normalny" style:family="paragraph">
      <style:text-properties fo:font-size="17pt" style:font-size-asian="17pt" style:font-size-complex="17pt"/>
    </style:style>
    <style:style style:name="P75" style:parent-style-name="Normalny" style:family="paragraph">
      <style:text-properties fo:font-size="17pt" style:font-size-asian="17pt" style:font-size-complex="17pt"/>
    </style:style>
    <style:style style:name="P76" style:parent-style-name="Normalny" style:family="paragraph">
      <style:text-properties fo:font-size="12pt" style:font-size-asian="12pt" style:font-size-complex="12pt"/>
    </style:style>
    <style:style style:name="P77" style:parent-style-name="Normalny" style:family="paragraph">
      <style:text-properties fo:font-size="12pt" style:font-size-asian="12pt" style:font-size-complex="12pt"/>
    </style:style>
    <style:style style:name="P78" style:parent-style-name="Normalny" style:family="paragraph">
      <style:text-properties fo:font-size="12pt" style:font-size-asian="12pt" style:font-size-complex="12pt"/>
    </style:style>
    <style:style style:name="P79" style:parent-style-name="Normalny" style:family="paragraph">
      <style:text-properties fo:font-size="12pt" style:font-size-asian="12pt" style:font-size-complex="12pt"/>
    </style:style>
    <style:style style:name="P80" style:parent-style-name="Normalny" style:family="paragraph">
      <style:text-properties fo:font-size="12pt" style:font-size-asian="12pt" style:font-size-complex="12pt"/>
    </style:style>
    <style:style style:name="P81" style:parent-style-name="Normalny" style:family="paragraph">
      <style:text-properties fo:font-size="12pt" style:font-size-asian="12pt" style:font-size-complex="12pt"/>
    </style:style>
    <style:style style:name="P82" style:parent-style-name="Normalny" style:family="paragraph">
      <style:text-properties fo:font-size="12pt" style:font-size-asian="12pt" style:font-size-complex="12pt"/>
    </style:style>
    <style:style style:name="P83" style:parent-style-name="Normalny" style:family="paragraph">
      <style:text-properties fo:font-size="12pt" style:font-size-asian="12pt" style:font-size-complex="12pt"/>
    </style:style>
    <style:style style:name="P84" style:parent-style-name="Normalny" style:family="paragraph">
      <style:text-properties fo:font-size="17pt" style:font-size-asian="17pt" style:font-size-complex="17pt"/>
    </style:style>
    <style:style style:name="P85" style:parent-style-name="Normalny" style:family="paragraph">
      <style:text-properties fo:font-size="17pt" style:font-size-asian="17pt" style:font-size-complex="17pt"/>
    </style:style>
    <style:style style:name="P86" style:parent-style-name="Normalny" style:family="paragraph">
      <style:text-properties fo:font-size="12pt" style:font-size-asian="12pt" style:font-size-complex="12pt"/>
    </style:style>
    <style:style style:name="P87" style:parent-style-name="Normalny" style:family="paragraph">
      <style:text-properties fo:font-size="12pt" style:font-size-asian="12pt" style:font-size-complex="12pt"/>
    </style:style>
    <style:style style:name="P88" style:parent-style-name="Normalny" style:family="paragraph">
      <style:text-properties fo:font-size="12pt" style:font-size-asian="12pt" style:font-size-complex="12pt"/>
    </style:style>
    <style:style style:name="P89" style:parent-style-name="Normalny" style:family="paragraph">
      <style:text-properties fo:font-size="12pt" style:font-size-asian="12pt" style:font-size-complex="12pt"/>
    </style:style>
    <style:style style:name="P90" style:parent-style-name="Normalny" style:family="paragraph">
      <style:text-properties fo:font-size="17pt" style:font-size-asian="17pt" style:font-size-complex="17pt"/>
    </style:style>
    <style:style style:name="P91" style:parent-style-name="Normalny" style:family="paragraph">
      <style:text-properties fo:font-size="17pt" style:font-size-asian="17pt" style:font-size-complex="17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P94" style:parent-style-name="Normalny" style:family="paragraph">
      <style:text-properties fo:font-size="17pt" style:font-size-asian="17pt" style:font-size-complex="17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size="12pt" style:font-size-asian="12pt" style:font-size-complex="12pt"/>
    </style:style>
    <style:style style:name="T97" style:parent-style-name="Domyślnaczcionkaakapitu" style:family="text">
      <style:text-properties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T99" style:parent-style-name="Domyślnaczcionkaakapitu" style:family="text">
      <style:text-properties fo:font-size="12pt" style:font-size-asian="12pt" style:font-size-complex="12pt"/>
    </style:style>
    <style:style style:name="T100" style:parent-style-name="Domyślnaczcionkaakapitu" style:family="text">
      <style:text-properties fo:font-size="12pt" style:font-size-asian="12pt" style:font-size-complex="12pt"/>
    </style:style>
    <style:style style:name="T101" style:parent-style-name="Domyślnaczcionkaakapitu" style:family="text">
      <style:text-properties fo:font-size="17pt" style:font-size-asian="17pt" style:font-size-complex="17pt"/>
    </style:style>
    <style:style style:name="T102" style:parent-style-name="Domyślnaczcionkaakapitu" style:family="text">
      <style:text-properties fo:font-size="12pt" style:font-size-asian="12pt" style:font-size-complex="12pt"/>
    </style:style>
    <style:style style:name="P103" style:parent-style-name="Normalny" style:family="paragraph">
      <style:text-properties fo:font-size="12pt" style:font-size-asian="12pt" style:font-size-complex="12pt"/>
    </style:style>
    <style:style style:name="P104" style:parent-style-name="Normalny" style:family="paragraph">
      <style:text-properties fo:font-size="17pt" style:font-size-asian="17pt" style:font-size-complex="17pt"/>
    </style:style>
    <style:style style:name="T105" style:parent-style-name="Domyślnaczcionkaakapitu" style:family="text">
      <style:text-properties fo:font-size="12pt" style:font-size-asian="12pt" style:font-size-complex="12pt"/>
    </style:style>
    <style:style style:name="T106" style:parent-style-name="Domyślnaczcionkaakapitu" style:family="text">
      <style:text-properties fo:font-size="12pt" style:font-size-asian="12pt" style:font-size-complex="12pt"/>
    </style:style>
    <style:style style:name="T107" style:parent-style-name="Domyślnaczcionkaakapitu" style:family="text">
      <style:text-properties fo:font-size="12pt" style:font-size-asian="12pt" style:font-size-complex="12pt"/>
    </style:style>
    <style:style style:name="T108" style:parent-style-name="Domyślnaczcionkaakapitu" style:family="text">
      <style:text-properties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T110" style:parent-style-name="Domyślnaczcionkaakapitu" style:family="text">
      <style:text-properties fo:font-size="12pt" style:font-size-asian="12pt" style:font-size-complex="12pt"/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Nazwa projekt</text:span><text:span text:style-name="T3">u</text:span><text:span text:style-name="T4">:<text:s/></text:span><text:span text:style-name="T5">Projekt: Kaninchen</text:span></text:p>
      <text:p text:style-name="P6">Gra 3D shooter w 3 osobie - silnik Unreal Engine 5.1.1</text:p>
      <text:p text:style-name="P7">1 poziom -&gt; Boss Fight na końcu<text:s/></text:p>
      <text:p text:style-name="P8">“cukierkowy” -&gt;<text:s/>realistyczną</text:p>
      <text:p text:style-name="P9"/>
      <text:p text:style-name="P10">Postać gracza:</text:p>
      <text:list text:style-name="LFO3" text:continue-numbering="true">
        <text:list-item>
          <text:p text:style-name="P11">Gracz<text:s/>w wersji cukierkowej<text:s/>steruje króliczkiem, trzyma pod pachą rolkę z tektury strzelającą marchewkami, podczas wystrzału pojawia się odpowiedni VFX</text:p>
        </text:list-item>
        <text:list-item>
          <text:p text:style-name="P12">Gracz w wersji realistycznej jest człowiekiem przebranym w strój królika, zamiast dashować gracz turla się w ramach uniku, broń jest realistyczna – strzela ostrą amunicją z odpowiednim VFX.</text:p>
        </text:list-item>
        <text:list-item>
          <text:p text:style-name="P13">Unik w postaci dasha/turlania się posiada cooldown.</text:p>
        </text:list-item>
        <text:list-item>
          <text:p text:style-name="P14">Gracz potrafi co jakiś czas oraz spowalniać czas na kilka sekund(umiejętność zawiera cool down)</text:p>
        </text:list-item>
        <text:list-item>
          <text:p text:style-name="P15">Gracz nie może skakać, może<text:s/>kucać,<text:s/>aby chować się za obiektami.</text:p>
        </text:list-item>
        <text:list-item>
          <text:p text:style-name="P16">Animacje: idle, chodzenie, kucanie, dash</text:p>
        </text:list-item>
      </text:list>
      <text:p text:style-name="P17"/>
      <text:p text:style-name="P18">Przeciwnik wariant 1:</text:p>
      <text:list text:style-name="LFO3" text:continue-numbering="true">
        <text:list-item>
          <text:p text:style-name="P19">Miś strzelający „z łapki” serduszkami, które ranią gracza (zadają obrażenia)</text:p>
        </text:list-item>
        <text:list-item>
          <text:p text:style-name="P20">Po zabiciu przeciwnik pada na ziemię i po chwili znika</text:p>
        </text:list-item>
        <text:list-item>
          <text:p text:style-name="P21">Animacje: chodzenie</text:p>
        </text:list-item>
      </text:list>
      <text:p text:style-name="P22"/>
      <text:p text:style-name="P23">Przeciwnik wariant 2:</text:p>
      <text:list text:style-name="LFO3" text:continue-numbering="true">
        <text:list-item>
          <text:p text:style-name="P24">Zielony miś mający wszystkie charakterystyki zwykłego, lecz po zabiciu zwraca część HP gracza.</text:p>
        </text:list-item>
      </text:list>
      <text:p text:style-name="P25"/>
      <text:p text:style-name="P26">Boss:</text:p>
      <text:list text:style-name="LFO3" text:continue-numbering="true">
        <text:list-item>
          <text:p text:style-name="P27"><text:span text:style-name="T28">W wersji cukierkowej wielki miś z ogromnym lizakiem a w realistycznej wielki otyły mężczyzna w masce gazowej i czapce oficerskiej. Zamiast lizaka trzyma kij bejsbolowy nabity gwoździami<text:s/></text:span></text:p>
        </text:list-item>
        <text:list-item>
          <text:p text:style-name="P29">Boss ma 3 podstawowe ataki, które aktywują się w losowej kolejności</text:p>
        </text:list-item>
        <text:list-item>
          <text:p text:style-name="P30">Boss posiada atak obszarowy, którego należy uniknąć - po podniesieniu broni w górę przez bossa gracz ma chwilę, aby uciec</text:p>
        </text:list-item>
        <text:list-item>
          <text:p text:style-name="P31">Po podniesieniu broni w górę boss podświetli się aby zasygnalizować atak specjalny</text:p>
        </text:list-item>
        <text:list-item>
          <text:p text:style-name="P32">Animacje: chodzenie, atak specjalny</text:p>
        </text:list-item>
      </text:list>
      <text:p text:style-name="P33"/>
      <text:p text:style-name="P34">Systemy:</text:p>
      <text:soft-page-break/>
      <text:list text:style-name="LFO3" text:continue-numbering="true">
        <text:list-item>
          <text:p text:style-name="P35">Apteczka po podniesieniu regeneruje hp do pełna, gracz słyszy dźwięk leczenia oraz widzi odpowiedni efekt wizualny.</text:p>
        </text:list-item>
        <text:list-item>
          <text:p text:style-name="P36">Po wejściu na arenę bosa gracza wita cutscenka ze zmianą świata z cukierkowego na “realistyczną noc”. Po zakończeniu cutsceny podmienia się mapa z “cukierkowej” na realistyczną.</text:p>
        </text:list-item>
        <text:list-item>
          <text:p text:style-name="P37">W pewnym momencie podczas przechodzenia poziomu odtworzona zostaje cutscenka, w której duży miś(boss) przewraca garnek z miodem blokując ścieżkę gracza.</text:p>
        </text:list-item>
        <text:list-item>
          <text:p text:style-name="P38">Aby przejść liniowy poziom, gracz rozwiązuje 2 zagadki logiczne. Pierwsza zagadka wymaga wciśnięcia kolorowych przycisków w odpowiedniej kolejności w celu otworzenia drzwi. Kolejność jest determinowana przez kolor skrzydełek pszczoły widocznej na garnku znajdującym się na poziomie. Druga zagadka polega na znalezieniu tarczy, w którą należy strzelić. Po udanym trafieniu przeszkoda na drodze zostaje zniszczona przez spadające kowadło.</text:p>
        </text:list-item>
        <text:list-item>
          <text:p text:style-name="P39">Spawn przeciwników następuje po wejściu gracza w dany obszar</text:p>
        </text:list-item>
        <text:list-item>
          <text:p text:style-name="P40">Po wejściu na arenę bosa, gracza wita cutscenka ze zmianą świata z cukierkowego na realistyczną noc. Po zakończeniu cutsceny podmienia się mapa z “cukierkowej” na realistyczną.</text:p>
        </text:list-item>
        <text:list-item>
          <text:p text:style-name="P41">Gracz osiąga checkpointy wraz z progresją poziomu.</text:p>
        </text:list-item>
      </text:list>
      <text:p text:style-name="P42"/>
      <text:p text:style-name="P43">Muzyka:<text:s/></text:p>
      <text:p text:style-name="P44">3x track - 1 dla lobby - 1 dla<text:s/>cukierkowej<text:s/>- 1 dla<text:s/>realistycznej</text:p>
      <text:p text:style-name="P45">vfx - strzał z broni cukierkowej, z broni zwykłej, wystrzał serduszek, “swing” broni bosa, specjalny atak bossa (impact), ogień,dżwięk leczenia po zebraniu apteczki</text:p>
      <text:p text:style-name="Normalny"><text:span text:style-name="T46">voice - głos bossa</text:span><text:span text:style-name="T47"><text:s/>podczas śmierci</text:span><text:span text:style-name="T48">, dźwięk aktywacji checkpointu</text:span></text:p>
      <text:p text:style-name="P49"/>
      <text:p text:style-name="P50">Modele 3D:</text:p>
      <text:p text:style-name="P51"/>
      <text:p text:style-name="P52">Wersja cukierkowa:</text:p>
      <text:list text:style-name="LFO2" text:continue-numbering="true">
        <text:list-item>
          <text:p text:style-name="P53">Główna postać - króliczek</text:p>
        </text:list-item>
        <text:list-item>
          <text:p text:style-name="P54">Przeciwnicy - misie pluszowe</text:p>
        </text:list-item>
        <text:list-item>
          <text:p text:style-name="P55">Boss - duży miś</text:p>
        </text:list-item>
        <text:list-item>
          <text:p text:style-name="P56">Boss - jako broń ma lizak</text:p>
        </text:list-item>
        <text:list-item>
          <text:p text:style-name="P57">Broń - cylinder z kartonu strzelający marchewkami</text:p>
        </text:list-item>
        <text:list-item>
          <text:p text:style-name="P58">Marchewki jako pociski</text:p>
        </text:list-item>
      </text:list>
      <text:p text:style-name="P59"/>
      <text:p text:style-name="P60">Wersja realistyczna:</text:p>
      <text:list text:style-name="LFO4" text:continue-numbering="true">
        <text:list-item>
          <text:p text:style-name="P61">Głowna postać - gość w stroju królika</text:p>
        </text:list-item>
        <text:list-item>
          <text:p text:style-name="P62">Boss masywny mężczyzna</text:p>
        </text:list-item>
        <text:list-item>
          <text:p text:style-name="P63">Boss - jako broń ma nabity gwoździami kij baseboolowy</text:p>
        </text:list-item>
        <text:list-item>
          <text:p text:style-name="P64">pociski - (smuga + kulka)</text:p>
        </text:list-item>
      </text:list>
      <text:p text:style-name="P65"/>
      <text:p text:style-name="P66">Otoczenie:</text:p>
      <text:p text:style-name="P67">Sprite 2D<text:s/>–<text:s/>trawa,<text:s/>2 krzaki, 2 drzewa, 2 skały, 2 chmurki, 1 płotek, apteczka: cukierkowo tort/model zielonej apteczki z białym krzyżem, domek, miód oraz krew z przeciwników, duża marchewka z napisem „Checkpoint”</text:p>
      <text:p text:style-name="P68"/>
      <text:p text:style-name="P69">Modele 3D<text:s/>–<text:s/>marchewka,<text:s/>kontener (taki jak maersk), rusztowanie, skały(skany), opony czarne, beczka pusta, skrzynia drewniana, serduszko jako kula w wersji cukierkowej</text:p>
      <text:p text:style-name="P70"/>
      <text:p text:style-name="P71">Poziom liniowy pod otwartym niebem, trawa(textura), ścieżka wiodąca gracza(np. dirt/gravel).</text:p>
      <text:p text:style-name="P72"/>
      <text:p text:style-name="Normalny"><text:span text:style-name="T73">Cukierkowa wersja - dzień, realistyczna w nocy.</text:span></text:p>
      <text:p text:style-name="P74"/>
      <text:p text:style-name="P75">VFX</text:p>
      <text:list text:style-name="LFO1" text:continue-numbering="true">
        <text:list-item>
          <text:p text:style-name="P76">Ogień</text:p>
        </text:list-item>
        <text:list-item>
          <text:p text:style-name="P77">Wystrzał z broni<text:s/>w 2 wersjach – realistyczny oraz cukierkowy</text:p>
        </text:list-item>
        <text:list-item>
          <text:p text:style-name="P78">uderzenie bronią (boss)</text:p>
        </text:list-item>
        <text:list-item>
          <text:p text:style-name="P79">smuga pocisku</text:p>
        </text:list-item>
        <text:list-item>
          <text:p text:style-name="P80">rozbryzg krwi<text:s/></text:p>
        </text:list-item>
        <text:list-item>
          <text:p text:style-name="P81">czerwona ramka ekranu sygnalizuje obrażenia</text:p>
        </text:list-item>
        <text:list-item>
          <text:p text:style-name="P82">zielona ramka ekranu sygnalizuje przywrócenie punktów życia</text:p>
        </text:list-item>
        <text:list-item>
          <text:p text:style-name="P83">boss glow – atak specjalny</text:p>
        </text:list-item>
      </text:list>
      <text:p text:style-name="P84"/>
      <text:p text:style-name="P85">Widget</text:p>
      <text:list text:style-name="LFO5" text:continue-numbering="true">
        <text:list-item>
          <text:p text:style-name="P86">Menu główne - statyczny obraz z 2 przyciskami: start, quit</text:p>
        </text:list-item>
        <text:list-item>
          <text:p text:style-name="P87">HUD gracza zawierający: HP, celownik, ilość zabitych przeciwników, timer dla spowalniania czasu, timer dla uniku, po wejściu na arenę pojawia się pasek HP bossa</text:p>
        </text:list-item>
        <text:list-item>
          <text:p text:style-name="P88">koniec gry bo zabiciu bossa - napis “YOU WON!” oraz przycisk “Main Menu”</text:p>
        </text:list-item>
        <text:list-item>
          <text:p text:style-name="P89">tzw. “Escape menu” - przycisk wyjście z gry.</text:p>
        </text:list-item>
      </text:list>
      <text:p text:style-name="P90"/>
      <text:p text:style-name="P91">Cutsceny:</text:p>
      <text:p text:style-name="Normalny"><text:span text:style-name="T92">1: Na poziomie pojawia się rozdroże. Po wejściu w lewą ścieżkę i pokonaniu przeciwników odgrywana jest cutscena, a w niej: duży miś(boss) wychodzi zza drzewa przewracając na ścieżkę stojący obok pojemnik z miodem. Miód blokuje ścieżkę gracza. Na dzbanku narysowane jest rozwiązanie zagadki nr1.</text:span><text:span text:style-name="T93"><text:s/>Koniec.</text:span></text:p>
      <text:p text:style-name="P94"/>
      <text:soft-page-break/>
      <text:p text:style-name="Normalny"><text:span text:style-name="T95">2</text:span><text:span text:style-name="T96">:<text:s/></text:span><text:span text:style-name="T97">Podczas wejścia na arenę włącza się cutscena, w której postać na początku nie jest widoczna. Znienacka widzimy postać uderzana lizakiem. Upada na siemię, elementy się gliczują, następuje biały ekran. Przejście do następnego levelu<text:s/></text:span><text:span text:style-name="T98">–</text:span><text:span text:style-name="T99"><text:s/></text:span><text:span text:style-name="T100">realistycznego</text:span><text:span text:style-name="T101">.<text:s/></text:span><text:span text:style-name="T102">Koniec.</text:span></text:p>
      <text:p text:style-name="P103"/>
      <text:p text:style-name="P104">Backstory:</text:p>
      <text:p text:style-name="Normalny"><text:span text:style-name="T105">Projekt modyfikacji ludzkiego umysłu i percepcji świata wstrząsami elektrycznymi w latach 60’ wymknął się spod kontroli. Obiekt NO.47 ucieka z „azylu”(placówki wojskowej w USA), myśląc że jest królikiem. W jego głowie świat jest kolorowy, a on sam karmi głodne „misie” marchewkami. W rzeczywistości po prostu morduje ludzi kalibrem 5.56...</text:span><text:span text:style-name="T106"><text:s/>Dziesiątki godzin oglądania tych samych kaset na telewizorze dobrze wyprało mu mózg. Adrenalina oraz modyfikacje ciała wykonane przez naukowców w azylu sprawiają, że obiekt jest wysoce wytrzymały oraz niepodatny na ból</text:span><text:span text:style-name="T107">. Aby zapobiec dalszej eskalacji sytuacji, która wymykała się spod kontroli, USA poprosiło o pomoc doświadczonych w eksperymentach na ludziach specjalistów z Niemieckiej<text:s/></text:span><text:span text:style-name="T108">Bundeswehr</text:span><text:span text:style-name="T109">’y. Elitarne odziały wywodzące się z pozostałości<text:s/></text:span><text:span text:style-name="T110">„</text:span><text:span text:style-name="T111">Waffen SS</text:span><text:span text:style-name="T112">”</text:span><text:span text:style-name="T113"><text:s/>od teraz ścigają Obiekt 4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rynqvb" style:display-name="rynqvb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Wojciech Dudek</dc:creator>
    <meta:creation-date>2023-04-04T19:43:00Z</meta:creation-date>
    <dc:date>2023-04-04T19:43:00Z</dc:date>
    <meta:template xlink:href="Normal.dotm" xlink:type="simple"/>
    <meta:editing-cycles>2</meta:editing-cycles>
    <meta:editing-duration>PT0S</meta:editing-duration>
    <meta:document-statistic meta:page-count="4" meta:paragraph-count="11" meta:word-count="852" meta:character-count="5953" meta:row-count="42" meta:non-whitespace-character-count="5112"/>
  </office:meta>
</office:document-meta>
</file>